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402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📝 <text:span text:style-name="Strong_20_Emphasis">Lesson 3. Arrays, HashTables, and Introduction to Sorting</text:span></text:p>
      <text:p text:style-name="Text_20_body"><text:span text:style-name="Strong_20_Emphasis">Arrays — Deep Dive</text:span></text:p>
      <text:list text:style-name="L1">
        <text:list-item>
          <text:p text:style-name="P2">Stored sequentially in memory (RAM)</text:p>
        </text:list-item>
        <text:list-item>
          <text:p text:style-name="P2">Accessed via indices</text:p>
        </text:list-item>
        <text:list-item>
          <text:p text:style-name="P2">Convenient for loops</text:p>
        </text:list-item>
      </text:list>
      <text:p text:style-name="Text_20_body"><text:span text:style-name="Strong_20_Emphasis">Operations and Complexity:</text:span></text:p>
      <text:list text:style-name="L2">
        <text:list-item>
          <text:p text:style-name="P3">Add to the end — O(1)</text:p>
        </text:list-item>
        <text:list-item>
          <text:p text:style-name="P3">Remove from the end — O(1)</text:p>
        </text:list-item>
        <text:list-item>
          <text:p text:style-name="P3">Add/remove at the beginning or middle — O(n)</text:p>
        </text:list-item>
      </text:list>
      <text:p text:style-name="Text_20_body"><text:span text:style-name="Strong_20_Emphasis">Pointers</text:span></text:p>
      <text:list text:style-name="L3">
        <text:list-item>
          <text:p text:style-name="P4">Reference to a memory location</text:p>
        </text:list-item>
        <text:list-item>
          <text:p text:style-name="P4">An array is a reference to a contiguous block of memory</text:p>
        </text:list-item>
        <text:list-item>
          <text:p text:style-name="P4">In high-level languages (JS, Python) this is hidden, but the concept is important</text:p>
        </text:list-item>
      </text:list>
      <text:p text:style-name="Text_20_body"><text:span text:style-name="Strong_20_Emphasis">HashTables — Deep Dive</text:span></text:p>
      <text:list text:style-name="L4">
        <text:list-item>
          <text:p text:style-name="P5">Lookup — O(1) (approximate)</text:p>
        </text:list-item>
        <text:list-item>
          <text:p text:style-name="P5">Require more memory</text:p>
        </text:list-item>
        <text:list-item>
          <text:p text:style-name="P5">Rebuild/resizing occurs when the number of elements increases</text:p>
        </text:list-item>
        <text:list-item>
          <text:p text:style-name="P5">Not strictly O(1), but very fast in practice</text:p>
        </text:list-item>
      </text:list>
      <text:p text:style-name="Text_20_body"><text:span text:style-name="Strong_20_Emphasis">Array vs HashTable Comparison</text:span></text:p>
      <text:list text:style-name="L5">
        <text:list-item>
          <text:p text:style-name="P6">Array — more fundamental data structure</text:p>
        </text:list-item>
        <text:list-item>
          <text:p text:style-name="P6">HashTable — derived, implemented on top of arrays</text:p>
        </text:list-item>
        <text:list-item>
          <text:p text:style-name="P6">Array — more memory-efficient</text:p>
        </text:list-item>
        <text:list-item>
          <text:p text:style-name="P6">HashTable — faster for lookups</text:p>
        </text:list-item>
      </text:list>
      <text:p text:style-name="Text_20_body"><text:span text:style-name="Strong_20_Emphasis">Searching</text:span></text:p>
      <text:list text:style-name="L6">
        <text:list-item>
          <text:p text:style-name="P7">Introduced <text:span text:style-name="Strong_20_Emphasis">binary search</text:span></text:p>
        </text:list-item>
        <text:list-item>
          <text:p text:style-name="P7">Works only on sorted arrays</text:p>
        </text:list-item>
        <text:list-item>
          <text:p text:style-name="P7">Splits the array in half at each step</text:p>
        </text:list-item>
        <text:list-item>
          <text:p text:style-name="P7">Complexity — O(log n)</text:p>
        </text:list-item>
      </text:list>
      <text:p text:style-name="Text_20_body"><text:span text:style-name="Strong_20_Emphasis">Introduction to Sorting</text:span></text:p>
      <text:list text:style-name="L7">
        <text:list-item>
          <text:p text:style-name="P8">Why sorting is needed</text:p>
        </text:list-item>
        <text:list-item>
          <text:p text:style-name="P8">How it affects algorithm complexity</text:p>
        </text:list-item>
        <text:list-item>
          <text:p text:style-name="P8">Preparation for the next lesson</text:p>
        </text:list-item>
      </text:list>
      <text:p text:style-name="Text_20_body"><text:soft-page-break/><text:span text:style-name="Strong_20_Emphasis">Homework</text:span></text:p>
      <text:list text:style-name="L8">
        <text:list-item>
          <text:p text:style-name="P9">Watch a video on HashTables</text:p>
        </text:list-item>
        <text:list-item>
          <text:p text:style-name="P9">Solve the <text:span text:style-name="Emphasis">Contains Duplicate</text:span> problem and submit on LeetCode</text:p>
        </text:list-item>
        <text:list-item>
          <text:p text:style-name="P9"><text:span text:style-name="Emphasis">(Beginners)</text:span> Write a function to sum array elements:</text:p>
          <text:list>
            <text:list-item>
              <text:p text:style-name="P9"><text:span text:style-name="Source_20_Text">sum([1,2,3,4]) → 10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4:10.363200103</meta:creation-date>
    <dc:date>2026-02-02T20:31:56.725154722</dc:date>
    <meta:editing-duration>PT1M15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2" meta:paragraph-count="37" meta:word-count="212" meta:character-count="1212" meta:non-whitespace-character-count="1054"/>
  </office:meta>
</office:document-meta>
</file>